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" svg:font-family="Gentium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 Light1" officeooo:rsid="0010af33" officeooo:paragraph-rsid="0010af33"/>
    </style:style>
    <style:style style:name="P2" style:family="paragraph" style:parent-style-name="Standard">
      <style:text-properties style:font-name="Lato Light1" officeooo:rsid="0010af33" officeooo:paragraph-rsid="0013a337"/>
    </style:style>
    <style:style style:name="P3" style:family="paragraph" style:parent-style-name="Standard">
      <style:text-properties style:font-name="Lato Light1" fo:font-size="16pt" officeooo:paragraph-rsid="0010af33" style:font-size-asian="16pt" style:font-size-complex="16pt"/>
    </style:style>
    <style:style style:name="P4" style:family="paragraph" style:parent-style-name="Standard">
      <style:text-properties fo:font-variant="normal" fo:text-transform="none" fo:color="#333333" style:font-name="Gentium" fo:font-size="12pt" fo:letter-spacing="normal" fo:font-style="normal" fo:font-weight="bold" officeooo:rsid="0010af33" officeooo:paragraph-rsid="0010af33" style:font-size-asian="12pt" style:font-size-complex="12pt"/>
    </style:style>
    <style:style style:name="P5" style:family="paragraph" style:parent-style-name="Standard">
      <style:text-properties officeooo:rsid="00129361" officeooo:paragraph-rsid="00129361"/>
    </style:style>
    <style:style style:name="P6" style:family="paragraph" style:parent-style-name="Standard">
      <style:text-properties fo:font-variant="normal" fo:text-transform="none" fo:color="#333333" style:font-name="Gentium" fo:font-size="12pt" fo:letter-spacing="normal" fo:font-style="normal" fo:font-weight="bold" officeooo:rsid="00129361" officeooo:paragraph-rsid="00129361" style:font-size-asian="12pt" style:font-size-complex="12pt"/>
    </style:style>
    <style:style style:name="P7" style:family="paragraph" style:parent-style-name="Standard">
      <style:text-properties officeooo:paragraph-rsid="0013a337"/>
    </style:style>
    <style:style style:name="P8" style:family="paragraph" style:parent-style-name="Standard">
      <style:text-properties officeooo:rsid="00159e00" officeooo:paragraph-rsid="00159e00"/>
    </style:style>
    <style:style style:name="P9" style:family="paragraph" style:parent-style-name="Standard">
      <style:text-properties style:font-name="Lato Light1" officeooo:rsid="0010af33" officeooo:paragraph-rsid="00159e00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af33"/>
    </style:style>
    <style:style style:name="T2" style:family="text">
      <style:text-properties fo:font-variant="normal" fo:text-transform="none" fo:color="#333333" style:font-name="Gentium" fo:letter-spacing="normal" fo:font-style="normal" fo:font-weight="bold"/>
    </style:style>
    <style:style style:name="T3" style:family="text">
      <style:text-properties fo:font-variant="normal" fo:text-transform="none" fo:color="#333333" style:font-name="Gentium" fo:letter-spacing="normal" fo:font-style="normal" fo:font-weight="bold" officeooo:rsid="0010af33"/>
    </style:style>
    <style:style style:name="T4" style:family="text">
      <style:text-properties fo:font-variant="normal" fo:text-transform="none" fo:color="#333333" style:font-name="Gentium" fo:letter-spacing="normal" fo:font-style="italic" fo:font-weight="bold" officeooo:rsid="0010af33" style:font-style-asian="italic" style:font-style-complex="italic"/>
    </style:style>
    <style:style style:name="T5" style:family="text">
      <style:text-properties fo:font-variant="normal" fo:text-transform="none" fo:color="#333333" style:font-name="Gentium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333333" style:font-name="Gentium" fo:font-size="12pt" fo:letter-spacing="normal" fo:font-style="normal" fo:font-weight="bold" officeooo:rsid="0010af33" style:font-size-asian="12pt" style:font-size-complex="12pt"/>
    </style:style>
    <style:style style:name="T7" style:family="text">
      <style:text-properties fo:font-variant="normal" fo:text-transform="none" fo:color="#333333" style:font-name="Lato Light" fo:font-size="12pt" fo:letter-spacing="normal" fo:font-style="normal" fo:font-weight="bold" officeooo:rsid="0012ec5e" style:font-size-asian="12pt" style:font-size-complex="12pt"/>
    </style:style>
    <style:style style:name="T8" style:family="text">
      <style:text-properties officeooo:rsid="0013a337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DF (generated from LibreOffice 5.1.4.2) demonstrates some text that can be redacted.</text:p>
      <text:p text:style-name="P1"/>
      <text:p text:style-name="P1">Here are some fake SSNs</text:p>
      <text:p text:style-name="P3"><text:span text:style-name="T1"><text:s text:c="2"/></text:span><text:span text:style-name="T2">522-30-0388 </text:span><text:span text:style-name="T4">002-30-2375</text:span><text:span text:style-name="T3"> </text:span><text:span text:style-name="T6">417-09-1520 473-58-0972</text:span></text:p>
      <text:p text:style-name="P4"/>
      <text:p text:style-name="P1">And some more with common OCR character substitutions:</text:p>
      <text:p text:style-name="P4"><text:s text:c="2"/>256−O8-8733 494–I9-32l6 221—64-0923 5o7-22~3536 298-66‐687i</text:p>
      <text:p text:style-name="P4"/>
      <text:p text:style-name="P5"><text:span text:style-name="T6">H</text:span><text:span text:style-name="T5">ere’s an X</text:span><text:span text:style-name="T7">X</text:span><text:span text:style-name="T5"> character in both fonts so that substitution works.</text:span></text:p>
      <text:p text:style-name="P6"/>
      <text:p text:style-name="P2">Here <text:span text:style-name="T8">is a link:</text:span></text:p>
      <text:p text:style-name="P7"><text:a xlink:type="simple" xlink:href="https://github.com/JoshData/crs-reports-website/issues/13" text:style-name="Internet_20_link" text:visited-style-name="Visited_20_Internet_20_Link"><text:span text:style-name="T2">link to issue #13</text:span></text:a></text:p>
      <text:p text:style-name="P7"><text:span text:style-name="T2"/></text:p>
      <text:p text:style-name="P9">Here <text:span text:style-name="T8">is a comment:</text:span></text:p>
      <text:p text:style-name="P8"><text:span text:style-name="T2"><office:annotation><dc:creator>Unknown Author</dc:creator><dc:date>2018-07-19T17:18:52.772672310</dc:date><text:p text:style-name="P10"><text:span text:style-name="T9">I have a </text:span><text:span text:style-name="T10">comment</text:span><text:span text:style-name="T9">!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ntium" svg:font-family="Gentium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7:22:46.012513572</meta:creation-date>
    <meta:editing-cycles>8</meta:editing-cycles>
    <meta:editing-duration>PT2H18M56S</meta:editing-duration>
    <dc:subject>This is a PDF to test pdf-redactor.</dc:subject>
    <dc:title>this is a test pdf</dc:title>
    <dc:date>2018-07-19T17:19:00.659577711</dc:date>
    <meta:generator>LibreOffice/5.1.6.2$Linux_X86_64 LibreOffice_project/10m0$Build-2</meta:generator>
    <meta:document-statistic meta:table-count="0" meta:image-count="0" meta:object-count="0" meta:page-count="1" meta:paragraph-count="10" meta:word-count="60" meta:character-count="391" meta:non-whitespace-character-count="338"/>
  </office:meta>
</office:document-meta>
</file>